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6752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(p2kproc2(p2kproc3(mxKeyAddRR(mxKeySwapMinors3(mxKeySwapBitsRound(mxKeyAlg2(mxKeyReverse(changeDuplicatesB(changeDuplicates(mxKeyRotEnc(p2kproc3(mxKeySwapBitsF(mxKeyAddRR(mxKeyAddRR(mxKeyNot(mxKeyRotateLeftBits(changeDuplicates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p2kproc1(p2kproc2(p2kproc3(mxKeyReverse(mxKeyAddRR(mxKeyReverseBits(changeDuplicatesC2(changeDuplicatesC2(mxKeySwapBitsE(mxKeyXorRR(mxKeyRotEnc(mxKeyReverseBits(mxKeyAddRR(mxKeyRotEnc(mxKeyAddRR(mxKeyRotateLeftBits(mxKeyAdd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(p2kproc2(p2kproc3(mxKeySwapBitsE(mxKeyByBitEnc(mxKeyNot(mxKeyAddRR(mxKeySwapBitsE(p2kproc3(mxKeyXorB(mxKeyAddRR(mxKeyAlg1(mxKeyAddRR(mxKeyAddRR(changeDuplicates(mxKeyReverseBits(mxKeyReverse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(p2kproc2(p2kproc3(mxKeyNot(mxKeySwapBitsE(mxKeyAddRR(mxKeyRotateLeftBits(mxKeyXor(mxKeyRotEnc(mxKeySwapBitsF(mxKeyXorRR(mxKeyReverseBits(mxKeyRotateLeftBits(changeDuplicatesC2(changeDuplicatesB(mxKeyReverseBits(p2kproc3(mxKeySwapBitsF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p2kproc1(p2kproc2(p2kproc3(changeDuplicatesC2(mxKeyNot(mxKeyNot(mxKeyNot(mxKeyByBitEnc(mxKeySwapMinors3(changeDuplicatesC2(changeDuplicatesC2(mxKeySwapBitsRound(p2kproc3(mxKeyAddRR(mxKeySwapBitsG(mxKeySwapBitsD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8" calcext:value-type="float">
            <text:p>8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(p2kproc2(p2kproc3(mxKeyReverseBits(changeDuplicatesC2(mxKeyRotateLeftBits(p2kproc3(changeDuplicatesC2(mxKeySwapBitsG(mxKeySwapBitsE(mxKeySwapBitsEE2(mxKeyAddRR(mxKeyXor(changeDuplicatesB(changeDuplicatesB(mxKeyRotEnc2(mxKeyAddRR(changeDuplicates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RotEnc(mxKeyByBitEnc(changeDuplicates(mxKeyXor(changeDuplicates(changeDuplicatesB(mxKeyAlg1(mxKeySwapBitsG(mxKeyXorB(mxKeySwapBitsE(mxKeySwapBitsEE2(mxKeySwapBitsD(mxKeyAlg2(changeDuplicatesC(mxKeyRever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p2kproc1(p2kproc2(p2kproc3(mxKeySwapBitsE(mxKeyAlg1(p2kproc3(p2kproc3(mxKeyAlg1(p2kproc3(mxKeyReverse(mxKeyXorB(mxKeyRotateLeftBits(mxKeySwapBitsD(mxKeySwapMinors3(mxKeyNot(mxKeySwapBitsG(mxKeyXorB(mxKeyAddRR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changeDuplicatesC2(mxKeyNot(changeDuplicates(mxKeySwapBitsF(mxKeyRotateLeftBits(mxKeyRotEnc(mxKeyRotateLeftBits(mxKeySwapBitsG(changeDuplicatesC(mxKeyRotEnc2(changeDuplicatesC2(changeDuplicatesC(mxKeySwapBitsE(mxKeyXor(changeDuplicatesC2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mxKeyNot(mxKeySwapBitsG(mxKeyAddRR(changeDuplicates(mxKeyXorRR(mxKeySwapBitsRound(mxKeyReverse(changeDuplicatesC(mxKeyReverse(mxKeyRotEnc(mxKeyByBitEnc(mxKeyRotateLeftBits(changeDuplicates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mxKeySwapBitsF(mxKeySwapBitsD(changeDuplicatesB(mxKeySwapBitsEE2(mxKeyReverse(mxKeyXorB(mxKeySwapBitsEE2(mxKeyByBitEnc(mxKeyXorB(changeDuplicatesC(changeDuplicatesC2(changeDuplicatesC2(mxKeyXorB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changeDuplicatesC2(changeDuplicatesC2(changeDuplicatesB(mxKeyAddRR(p2kproc3(mxKeyReverse(mxKeyRotEnc(mxKeyRotEnc2(mxKeyRotateLeftBits(mxKeyXorRR(changeDuplicatesC2(changeDuplicatesB(mxKeyXorRR(mxKeyAlg1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mxKeyRotEnc2(changeDuplicates(mxKeyXor(p2kproc3(mxKeyAddRR(mxKeyRotateLeftBits(mxKeyXorRR(mxKeyXorB(changeDuplicatesC(mxKeySwapBitsE(mxKeySwapBitsF(changeDuplicates(mxKeySwapBitsRound(mxKeySwapMinors3(mxKeyAlg1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7" calcext:value-type="float">
            <text:p>7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p2kproc1(p2kproc2(p2kproc3(mxKeyReverseBits(mxKeyNot(mxKeySwapBitsEE2(mxKeyXorRR(mxKeyAlg1(mxKeyNot(mxKeySwapBitsF(mxKeyAlg2(mxKeyXor(mxKeySwapBitsG(changeDuplicates(mxKeyAlg2(mxKeySwapBitsE(mxKeySwapBitsF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AddRR(mxKeySwapBitsEE2(mxKeyAlg1(mxKeyXor(mxKeyAlg1(mxKeyRotEnc2(changeDuplicates(mxKeyByBitEnc(mxKeySwapBitsF(mxKeySwapBitsF(mxKeyRotEnc(mxKeySwapBitsD(mxKeySwapBitsRound(changeDuplicate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BitsD(mxKeyXor(mxKeyAddRR(mxKeyXorRR(mxKeyXorB(mxKeyAddRR(mxKeyAlg1(mxKeySwapBitsEE2(mxKeyReverse(mxKeySwapBitsG(mxKeyAlg2(mxKeySwapBitsF(mxKeyAlg1(mxKeyNot(changeDuplicates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BitsE(mxKeyByBitEnc(mxKeyByBitEnc(mxKeyRotEnc2(mxKeyRotateLeftBits(mxKeyXor(changeDuplicates(mxKeyRotateLeftBits(p2kproc3(mxKeyAlg2(mxKeyRotateLeftBits(mxKeyReverseBits(mxKeyAddRR(changeDuplicatesB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BitsEE2(mxKeySwapBitsF(mxKeyXorRR(mxKeySwapBitsF(changeDuplicatesC2(mxKeySwapBitsE(mxKeySwapMinors3(mxKeyRotEnc2(mxKeyByBitEnc(mxKeySwapBitsG(mxKeyReverseBits(mxKeySwapMinors3(mxKeyAlg1(p2kproc3(mxKeyNot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BitsG(changeDuplicatesC2(mxKeySwapBitsRound(mxKeyXorRR(mxKeyReverse(p2kproc3(mxKeyXorRR(mxKeySwapBitsG(changeDuplicates(mxKeySwapMinors3(mxKeyXor(mxKeyAddRR(mxKeySwapBitsE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Alg1(mxKeyReverse(mxKeyNot(p2kproc3(p2kproc3(changeDuplicatesC(mxKeyNot(mxKeyAddRR(mxKeySwapBitsEE2(p2kproc3(mxKeySwapBitsG(mxKeyByBitEnc(mxKeyAlg2(mxKeyRotEnc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p2kproc3(mxKeySwapBitsF(mxKeyAlg2(mxKeySwapBitsG(mxKeyAlg2(mxKeyXorB(mxKeyAddRR(changeDuplicatesC(mxKeyReverseBits(mxKeyRotEnc2(mxKeySwapBitsE(mxKeyRotEnc2(mxKeyAddRR(mxKeyRotateLeft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BitsRound(mxKeyRotateLeftBits(changeDuplicatesC(changeDuplicatesC2(changeDuplicatesC2(p2kproc3(mxKeyAlg1(mxKeySwapBitsEE2(mxKeyRotEnc2(mxKeyXor(mxKeyRotEnc(mxKeyRotateLeftBits(mxKeyXor(mxKeyXorB(changeDuplicates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changeDuplicatesC(mxKeyReverse(changeDuplicatesC(changeDuplicatesB(mxKeyReverseBits(changeDuplicatesB(mxKeyReverseBits(mxKeySwapBitsEE2(mxKeyXorRR(mxKeyReverse(changeDuplicates(mxKeySwapBitsD(changeDuplicates(mxKeyRotateLeftBits(changeDuplicatesC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p2kproc3(mxKeySwapBitsF(changeDuplicatesC2(mxKeyNot(p2kproc3(mxKeyReverse(p2kproc3(mxKeyAlg1(p2kproc3(mxKeyRotEnc2(mxKeyRotateLeftBits(mxKeyAddRR(mxKeyReverseBits(mxKeyRotateLeftBits(changeDuplicates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p2kproc1(p2kproc2(p2kproc3(mxKeySwapMinors3(mxKeySwapBitsE(mxKeySwapBitsRound(mxKeySwapBitsD(mxKeyRotEnc(changeDuplicates(mxKeyNot(mxKeySwapMinors3(mxKeyAlg1(mxKeyByBitEnc(mxKeyAlg1(mxKeyXor(mxKeyAddRR(mxKeyRotEnc2(changeDuplicates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EE2(mxKeyAlg2(mxKeyNot(mxKeySwapBitsG(mxKeyXorRR(mxKeySwapBitsD(mxKeySwapBitsG(mxKeyReverse(mxKeyRotateLeftBits(mxKeyReverseBits(mxKeyXorB(mxKeySwapBitsD(mxKeyReverse(mxKeyAddRR(changeDuplicatesC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XorRR(changeDuplicatesC(mxKeyAlg2(mxKeyXorRR(mxKeySwapBitsD(mxKeySwapBitsE(changeDuplicatesB(changeDuplicates(mxKeySwapBitsE(mxKeyAlg1(changeDuplicatesB(changeDuplicatesB(mxKeyReverseBits(mxKeyReverse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RotEnc(changeDuplicates(mxKeySwapBitsEE2(mxKeyByBitEnc(mxKeyRotEnc(mxKeyNot(mxKeyReverseBits(changeDuplicatesB(changeDuplicatesB(mxKeyXorB(mxKeyRotateLeftBits(mxKeyNot(changeDuplicatesC2(changeDuplicatesC2(changeDuplicatesC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C(changeDuplicatesC2(changeDuplicatesC2(changeDuplicatesC(mxKeyXorB(p2kproc3(mxKeyByBitEnc(mxKeyAlg1(mxKeySwapBitsD(mxKeyByBitEnc(mxKeyXorRR(mxKeyAlg2(mxKeyRotEnc2(mxKeyNot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Alg1(mxKeyByBitEnc(p2kproc3(mxKeyRotEnc(mxKeyRotEnc(mxKeyAlg1(mxKeyNot(mxKeyNot(mxKeyByBitEnc(mxKeySwapBitsEE2(mxKeyReverseBits(mxKeySwapBitsE(mxKeyAlg1(mxKeyRotateLeftBits(mxKeyRotateLeftBits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B(mxKeySwapBitsD(changeDuplicatesB(mxKeySwapBitsG(mxKeySwapMinors3(mxKeySwapMinors3(mxKeySwapBitsEE2(mxKeyAlg2(mxKeyAlg1(mxKeyNot(mxKeySwapMinors3(mxKeyNot(mxKeyXorRR(mxKeyXorB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B(mxKeyAddRR(mxKeyXorRR(mxKeyXorB(mxKeyXorRR(mxKeyRotateLeftBits(mxKeyReverse(mxKeySwapBitsD(mxKeyAlg2(changeDuplicatesC2(mxKeySwapBitsG(mxKeyRotEnc(changeDuplicatesB(mxKeyAddRR(changeDuplicatesC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(changeDuplicatesC(mxKeyRotEnc2(mxKeyRotateLeftBits(mxKeyReverseBits(mxKeyRotateLeftBits(mxKeyAlg1(mxKeySwapBitsG(mxKeyByBitEnc(changeDuplicatesC2(mxKeyRotEnc2(mxKeyAddRR(mxKeyNot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EE2(mxKeyReverse(mxKeySwapBitsD(mxKeyReverse(mxKeyNot(mxKeyRotEnc2(mxKeySwapBitsRound(mxKeyReverse(mxKeySwapBitsD(mxKeySwapBitsRound(mxKeyAlg2(p2kproc3(mxKeyXorB(mxKeyXorB(changeDuplicatesC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B(mxKeySwapBitsRound(mxKeyNot(mxKeyNot(mxKeyRotEnc2(mxKeySwapMinors3(mxKeyAddRR(mxKeyRotateLeftBits(mxKeyNot(mxKeySwapBitsE(mxKeyByBitEnc(mxKeyRotEnc(mxKeyAlg1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Alg2(mxKeyNot(mxKeySwapBitsE(changeDuplicatesB(mxKeyRotEnc(mxKeyByBitEnc(mxKeyReverseBits(changeDuplicatesB(mxKeySwapBitsG(mxKeyRotateLeftBits(changeDuplicates(mxKeySwapBitsD(changeDuplicatesC(changeDuplicatesC(mxKeySwapBitsG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C(mxKeyXorRR(mxKeyReverseBits(mxKeyAlg2(changeDuplicatesB(mxKeyXor(mxKeyByBitEnc(changeDuplicatesC2(mxKeyXorRR(mxKeySwapBitsG(mxKeyXorB(mxKeyReverseBits(changeDuplicatesB(mxKeySwapBitsE(mxKeyReverse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G(changeDuplicatesC(mxKeyByBitEnc(mxKeySwapBitsRound(mxKeyReverseBits(mxKeyRotEnc(changeDuplicatesB(mxKeySwapBitsD(mxKeyReverseBits(mxKeySwapBitsRound(changeDuplicatesC(mxKeyAlg1(mxKeySwapBitsG(mxKeyReverseBits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Xor(mxKeyAlg2(changeDuplicatesC(mxKeySwapBitsG(mxKeyReverse(mxKeySwapBitsD(mxKeyXorB(p2kproc3(mxKeyRotEnc2(mxKeyReverseBits(mxKeySwapBitsF(mxKeyXorB(mxKeyRotEnc2(changeDuplicatesB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XorRR(mxKeySwapBitsRound(changeDuplicatesB(mxKeySwapMinors3(mxKeyReverseBits(mxKeySwapBitsRound(mxKeyXorRR(changeDuplicatesC(changeDuplicatesC(mxKeyAlg2(mxKeySwapBitsD(mxKeySwapMinors3(mxKeyNot(mxKeySwapBitsG(p2kproc3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EE2(changeDuplicatesC2(mxKeySwapBitsF(mxKeyRotEnc(mxKeySwapBitsEE2(mxKeyByBitEnc(mxKeyReverseBits(mxKeyRotEnc2(mxKeyXorB(mxKeySwapBitsD(mxKeyAlg2(changeDuplicatesC2(mxKeySwapMinors3(mxKeySwapBitsF(mxKeyAlg2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p2kproc3(mxKeySwapBitsF(mxKeySwapBitsD(mxKeyReverseBits(mxKeySwapBitsE(mxKeyByBitEnc(mxKeyXor(mxKeyXorB(mxKeySwapBitsD(mxKeySwapBitsG(changeDuplicatesC2(mxKeyRotEnc2(mxKeyNot(mxKeyXor(changeDuplicatesB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C(mxKeySwapBitsEE2(mxKeySwapBitsE(mxKeyNot(changeDuplicatesC(changeDuplicatesC2(mxKeySwapBitsRound(mxKeyRotEnc(mxKeyXor(mxKeyRotEnc2(mxKeySwapBitsEE2(mxKeySwapBitsRound(mxKeyRotEnc(mxKeyRotEnc2(mxKeyAlg1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ReverseBits(p2kproc3(mxKeyXor(mxKeyAlg2(mxKeyReverseBits(changeDuplicates(mxKeyReverse(mxKeyRotEnc2(mxKeyRotEnc(mxKeySwapBitsE(changeDuplicates(changeDuplicatesB(mxKeySwapBitsG(changeDuplicates(mxKeyAddRR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E(changeDuplicatesC(mxKeyXorRR(mxKeyRotEnc(changeDuplicates(mxKeyReverse(p2kproc3(mxKeySwapBitsD(mxKeyXorB(mxKeyAlg1(changeDuplicatesB(mxKeySwapBitsF(changeDuplicatesC(mxKeyReverse(changeDuplicatesC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B(mxKeySwapBitsD(mxKeyReverseBits(mxKeySwapBitsRound(mxKeyRotateLeftBits(changeDuplicatesC(mxKeyXorB(mxKeySwapBitsF(mxKeyRotEnc2(mxKeySwapBitsG(changeDuplicates(changeDuplicatesB(mxKeySwapBitsEE2(changeDuplicates(mxKeyAlg2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SwapBitsF(mxKeySwapBitsG(mxKeySwapBitsEE2(mxKeyAlg1(mxKeyAlg2(changeDuplicatesC2(mxKeyAddRR(mxKeySwapBitsEE2(mxKeyXorRR(mxKeyAlg1(mxKeySwapBitsEE2(mxKeyNot(mxKeyRotEnc2(mxKeySwapBitsF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changeDuplicatesC(mxKeyReverseBits(mxKeySwapMinors3(mxKeyReverse(mxKeySwapBitsEE2(mxKeyReverseBits(mxKeyXorB(changeDuplicatesC2(mxKeyNot(changeDuplicatesC2(mxKeyXorB(changeDuplicatesC(mxKeyRotateLeftBits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Xor(mxKeyByBitEnc(changeDuplicatesC2(changeDuplicates(mxKeyXorRR(mxKeyRotateLeftBits(mxKeyRotateLeftBits(mxKeyRotateLeftBits(changeDuplicates(mxKeyReverseBits(mxKeyXorB(mxKeyReverse(mxKeyAddRR(changeDuplicatesC2(changeDuplicatesC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p2kproc1(p2kproc2(p2kproc3(mxKeyReverseBits(mxKeySwapBitsG(mxKeyRotEnc2(mxKeyXorRR(changeDuplicatesB(mxKeyReverseBits(mxKeyAddRR(mxKeySwapBitsD(mxKeyAlg1(mxKeyRotateLeftBits(mxKeyXor(mxKeySwapBitsG(changeDuplicates(mxKeySwapMinors3(changeDuplicatesC2(changeDuplicatesC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7" calcext:value-type="float">
            <text:p>307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16'.A1:'pass2key_procgen-B-RANDxx-MAX-SUM-16'.D50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9:49:19.884249108</dc:date>
    <meta:editing-duration>PT1M24S</meta:editing-duration>
    <meta:editing-cycles>1</meta:editing-cycles>
    <meta:document-statistic meta:table-count="1" meta:cell-count="200" meta:object-count="0"/>
    <meta:generator>LibreOffice/6.3.4.2.0$Linux_X86_64 LibreOffice_project/30$Build-2</meta:generator>
  </office:meta>
</office:document-meta>
</file>